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8486in" table:align="margins"/>
    </style:style>
    <style:style style:name="Table2.A" style:family="table-column">
      <style:table-column-properties style:column-width="6.8486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8486in" table:align="margins"/>
    </style:style>
    <style:style style:name="Table4.A" style:family="table-column">
      <style:table-column-properties style:column-width="6.8486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8486in" table:align="margins"/>
    </style:style>
    <style:style style:name="Table6.A" style:family="table-column">
      <style:table-column-properties style:column-width="6.8486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8486in" table:align="margins"/>
    </style:style>
    <style:style style:name="Table8.A" style:family="table-column">
      <style:table-column-properties style:column-width="6.8486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8486in" table:align="margins"/>
    </style:style>
    <style:style style:name="Table12.A" style:family="table-column">
      <style:table-column-properties style:column-width="6.8486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8486in" table:align="margins"/>
    </style:style>
    <style:style style:name="Table10.A" style:family="table-column">
      <style:table-column-properties style:column-width="6.8486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8486in" table:align="margins"/>
    </style:style>
    <style:style style:name="Table14.A" style:family="table-column">
      <style:table-column-properties style:column-width="6.8486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8486in" table:align="margins"/>
    </style:style>
    <style:style style:name="Table16.A" style:family="table-column">
      <style:table-column-properties style:column-width="6.8486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8486in" table:align="margins"/>
    </style:style>
    <style:style style:name="Table18.A" style:family="table-column">
      <style:table-column-properties style:column-width="6.8486in" style:rel-column-width="65535*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d88b" officeooo:paragraph-rsid="0019d88b"/>
    </style:style>
    <style:style style:name="P2" style:family="paragraph" style:parent-style-name="Standard">
      <style:text-properties officeooo:rsid="001a1b64" officeooo:paragraph-rsid="001a1b64"/>
    </style:style>
    <style:style style:name="P3" style:family="paragraph" style:parent-style-name="Standard">
      <style:text-properties officeooo:rsid="001cd51a" officeooo:paragraph-rsid="001cd51a"/>
    </style:style>
    <style:style style:name="P4" style:family="paragraph" style:parent-style-name="Standard">
      <style:text-properties style:text-underline-style="none" fo:font-weight="bold" officeooo:rsid="0019d88b" officeooo:paragraph-rsid="0019d88b" style:font-weight-asian="bold" style:font-weight-complex="bold"/>
    </style:style>
    <style:style style:name="P5" style:family="paragraph" style:parent-style-name="Standard">
      <style:text-properties officeooo:rsid="001cf88f" officeooo:paragraph-rsid="001cf88f"/>
    </style:style>
    <style:style style:name="P6" style:family="paragraph" style:parent-style-name="Text_20_body">
      <style:text-properties officeooo:paragraph-rsid="001cd51a"/>
    </style:style>
    <style:style style:name="P7" style:family="paragraph" style:parent-style-name="Text_20_body">
      <style:text-properties officeooo:rsid="001cf88f" officeooo:paragraph-rsid="001cf88f"/>
    </style:style>
    <style:style style:name="P8" style:family="paragraph" style:parent-style-name="Text_20_body">
      <style:text-properties officeooo:rsid="001ed9f0" officeooo:paragraph-rsid="001ed9f0"/>
    </style:style>
    <style:style style:name="P9" style:family="paragraph" style:parent-style-name="Text_20_body">
      <style:text-properties officeooo:rsid="00207a60" officeooo:paragraph-rsid="00207a60"/>
    </style:style>
    <style:style style:name="P10" style:family="paragraph" style:parent-style-name="Text_20_body">
      <style:text-properties officeooo:rsid="00227fb9" officeooo:paragraph-rsid="00227fb9"/>
    </style:style>
    <style:style style:name="P11" style:family="paragraph" style:parent-style-name="Text_20_body">
      <style:text-properties officeooo:rsid="002732a0" officeooo:paragraph-rsid="002732a0"/>
    </style:style>
    <style:style style:name="P12" style:family="paragraph" style:parent-style-name="Text_20_body">
      <style:text-properties fo:font-weight="bold" officeooo:rsid="00292c3f" officeooo:paragraph-rsid="00292c3f" style:font-weight-asian="bold" style:font-weight-complex="bold"/>
    </style:style>
    <style:style style:name="P13" style:family="paragraph" style:parent-style-name="Text_20_body">
      <style:text-properties style:font-name="Liberation Serif" fo:font-size="12pt" officeooo:paragraph-rsid="001cd51a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207a60" officeooo:paragraph-rsid="00207a60" style:font-size-asian="12pt" style:font-size-complex="12pt"/>
    </style:style>
    <style:style style:name="P15" style:family="paragraph" style:parent-style-name="Text_20_body">
      <style:text-properties style:font-name="Liberation Serif" fo:font-size="12pt" officeooo:rsid="00239829" officeooo:paragraph-rsid="00239829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239829" officeooo:paragraph-rsid="00243f1b" style:font-size-asian="12pt" style:font-size-complex="12pt"/>
    </style:style>
    <style:style style:name="P17" style:family="paragraph" style:parent-style-name="Text_20_body">
      <style:text-properties style:font-name="Liberation Serif" fo:font-size="12pt" officeooo:rsid="00227fb9" officeooo:paragraph-rsid="00227fb9" style:font-size-asian="12pt" style:font-size-complex="12pt"/>
    </style:style>
    <style:style style:name="P18" style:family="paragraph" style:parent-style-name="Text_20_body">
      <style:text-properties style:font-name="Liberation Serif" fo:font-size="12pt" officeooo:rsid="002732a0" officeooo:paragraph-rsid="002732a0" style:font-size-asian="12pt" style:font-size-complex="12pt"/>
    </style:style>
    <style:style style:name="P19" style:family="paragraph" style:parent-style-name="Text_20_body">
      <style:text-properties style:font-name="Liberation Serif" fo:font-size="12pt" officeooo:rsid="001cd51a" officeooo:paragraph-rsid="001cd51a" style:font-size-asian="12pt" style:font-size-complex="12pt"/>
    </style:style>
    <style:style style:name="P20" style:family="paragraph" style:parent-style-name="Text_20_body">
      <style:text-properties style:font-name="Liberation Serif" fo:font-size="12pt" fo:font-weight="bold" officeooo:rsid="00292c3f" officeooo:paragraph-rsid="00292c3f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Liberation Serif" fo:font-size="12pt" fo:font-weight="bold" officeooo:rsid="001cf88f" officeooo:paragraph-rsid="001cf88f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23" style:family="paragraph" style:parent-style-name="Text_20_body">
      <style:paragraph-properties fo:margin-top="0in" fo:margin-bottom="0in" loext:contextual-spacing="false" fo:line-height="138%" style:writing-mode="lr-tb"/>
    </style:style>
    <style:style style:name="P24" style:family="paragraph" style:parent-style-name="Table_20_Contents">
      <style:text-properties officeooo:rsid="0019d88b" officeooo:paragraph-rsid="0019d88b"/>
    </style:style>
    <style:style style:name="P25" style:family="paragraph" style:parent-style-name="Table_20_Contents">
      <style:text-properties officeooo:rsid="001a1b64" officeooo:paragraph-rsid="001a1b64"/>
    </style:style>
    <style:style style:name="P26" style:family="paragraph" style:parent-style-name="Table_20_Contents">
      <style:text-properties style:text-underline-style="solid" style:text-underline-width="auto" style:text-underline-color="font-color"/>
    </style:style>
    <style:style style:name="P27" style:family="paragraph" style:parent-style-name="Table_20_Contents">
      <style:text-properties officeooo:rsid="001ed9f0" officeooo:paragraph-rsid="001ed9f0"/>
    </style:style>
    <style:style style:name="P28" style:family="paragraph" style:parent-style-name="Table_20_Contents">
      <style:text-properties officeooo:rsid="00207a60" officeooo:paragraph-rsid="00207a60"/>
    </style:style>
    <style:style style:name="P29" style:family="paragraph" style:parent-style-name="Table_20_Contents">
      <style:text-properties officeooo:rsid="00227fb9" officeooo:paragraph-rsid="00227fb9"/>
    </style:style>
    <style:style style:name="P30" style:family="paragraph" style:parent-style-name="Table_20_Contents">
      <style:text-properties officeooo:rsid="00292c3f" officeooo:paragraph-rsid="00292c3f"/>
    </style:style>
    <style:style style:name="P31" style:family="paragraph" style:parent-style-name="Table_20_Contents">
      <style:text-properties officeooo:rsid="002b1f34" officeooo:paragraph-rsid="002b1f34"/>
    </style:style>
    <style:style style:name="T1" style:family="text">
      <style:text-properties fo:font-variant="normal" fo:text-transform="none" fo:color="#000088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88" style:text-line-through-style="none" style:text-line-through-type="none" style:font-name="Consolas" fo:font-size="9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officeooo:rsid="002732a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1cd51a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2283a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243f1b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25f9a2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2732a0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Consolas" fo:font-size="9pt" fo:font-style="normal" style:text-underline-style="none" fo:font-weight="normal" officeooo:rsid="002b1f3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officeooo:rsid="00243f1b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officeooo:rsid="0025f9a2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officeooo:rsid="002732a0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officeooo:rsid="002283a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Consolas" fo:font-style="normal" style:text-underline-style="none" fo:font-weight="normal" officeooo:rsid="002b1f34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Consolas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1cd51a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2732a0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fo:font-size="9pt" fo:font-style="normal" style:text-underline-style="none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font-size="9pt" fo:font-style="normal" style:text-underline-style="none" officeooo:rsid="002732a0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cd51a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732a0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43f1b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5f9a2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283a3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1f34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officeooo:rsid="002732a0" style:text-blinking="false" fo:background-color="transparent" loext:char-shading-value="0"/>
    </style:style>
    <style:style style:name="T35" style:family="text">
      <style:text-properties fo:font-variant="normal" fo:text-transform="none" fo:color="#666600" style:text-line-through-style="none" style:text-line-through-type="none" style:font-name="Consolas" fo:font-size="9pt" fo:font-style="normal" style:text-underline-style="none" style:text-blinking="false" fo:background-color="transparent" loext:char-shading-value="0"/>
    </style:style>
    <style:style style:name="T36" style:family="text">
      <style:text-properties fo:font-variant="normal" fo:text-transform="none" fo:color="#666600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fo:color="#008800" style:text-line-through-style="none" style:text-line-through-type="none" style:font-name="Consolas" fo:font-size="9pt" fo:font-style="normal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8800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39" style:family="text">
      <style:text-properties fo:font-variant="normal" fo:text-transform="none" fo:color="#006666" style:text-line-through-style="none" style:text-line-through-type="none" style:font-name="Consolas" fo:font-size="9pt" fo:font-style="normal" style:text-underline-style="none" fo:font-weight="normal" style:text-blinking="false" fo:background-color="transparent" loext:char-shading-value="0"/>
    </style:style>
    <style:style style:name="T40" style:family="text">
      <style:text-properties style:text-underline-style="none" officeooo:rsid="001cd51a"/>
    </style:style>
    <style:style style:name="T41" style:family="text">
      <style:text-properties fo:font-weight="normal"/>
    </style:style>
    <style:style style:name="T42" style:family="text">
      <style:text-properties officeooo:rsid="001ed9f0"/>
    </style:style>
    <style:style style:name="T43" style:family="text">
      <style:text-properties officeooo:rsid="0025f9a2"/>
    </style:style>
    <style:style style:name="T44" style:family="text">
      <style:text-properties officeooo:rsid="002b1f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ECE – SISTEMAS OPERACIONAIS</text:p>
      <text:p text:style-name="P1">PROJETO DE PROGRAMAÇÃO</text:p>
      <text:p text:style-name="P1">NOME:GUSTAVO DOS SANTOS SOARES</text:p>
      <text:p text:style-name="P1">MATRÍCULA: 1357347</text:p>
      <text:p text:style-name="P1"/>
      <text:p text:style-name="P4">Item A</text:p>
      <text:p text:style-name="P1"/>
      <text:p text:style-name="P1">Aplicações escolhidas:</text:p>
      <text:p text:style-name="P1">- cp (copiar)</text:p>
      <text:p text:style-name="P1">- mv (mover)</text:p>
      <text:p text:style-name="P3"/>
      <text:p text:style-name="P1">Arquivos de strace gerados com Ids e chamadas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4">log_syscall_cp.txt</text:p>
                </table:table-cell>
              </table:table-row>
              <table:table-row>
                <table:table-cell table:style-name="Table2.A2" office:value-type="string">
                  <text:p text:style-name="P24">[00007fc3f98c6fb7] execve</text:p>
                  <text:p text:style-name="P24">[00007fe0bcd24639] brk</text:p>
                  <text:p text:style-name="P24">[00007fe0bcd2540a] access</text:p>
                  <text:p text:style-name="P24">[00007fe0bcd25357] open</text:p>
                  <text:p text:style-name="P24">[00007fe0bcd252e2] fstat</text:p>
                  <text:p text:style-name="P24">[00007fe0bcd2550a] mmap</text:p>
                  <text:p text:style-name="P24">[00007fe0bcd254b7] close</text:p>
                  <text:p text:style-name="P24">[00007fe0bcd25357] open</text:p>
                  <text:p text:style-name="P24">[00007fe0bcd25377] read</text:p>
                  <text:p text:style-name="P24">[00007fe0bcd252e2] fstat</text:p>
                  <text:p text:style-name="P24">[00007fe0bcd2550a] mmap</text:p>
                  <text:p text:style-name="P24">[00007fe0bcd2550a] mmap</text:p>
                  <text:p text:style-name="P24">[00007fe0bcd255a7] mprotect</text:p>
                  <text:p text:style-name="P24">[00007fe0bcd2550a] mmap</text:p>
                  <text:p text:style-name="P24">[00007fe0bcd254b7] close</text:p>
                  <text:p text:style-name="P24">[00007fe0bcd25357] open</text:p>
                  <text:p text:style-name="P24">[00007fe0bcd25377] read</text:p>
                  <text:p text:style-name="P24">[00007fe0bcd252e2] fstat</text:p>
                  <text:p text:style-name="P24">[00007fe0bcd2550a] mmap</text:p>
                  <text:p text:style-name="P24">[00007fe0bcd255a7] mprotect</text:p>
                  <text:p text:style-name="P24">[00007fe0bcd2550a] mmap</text:p>
                  <text:p text:style-name="P24">[00007fe0bcd254b7] close</text:p>
                  <text:p text:style-name="P24">[00007fe0bcd25357] open</text:p>
                  <text:p text:style-name="P24">[00007fe0bcd25377] read</text:p>
                  <text:p text:style-name="P24">[00007fe0bcd252e2] fstat</text:p>
                  <text:p text:style-name="P24">[00007fe0bcd2550a] mmap</text:p>
                  <text:p text:style-name="P24">[00007fe0bcd255a7] mprotect</text:p>
                  <text:p text:style-name="P24">[00007fe0bcd2550a] mmap</text:p>
                  <text:p text:style-name="P24">[00007fe0bcd2550a] mmap</text:p>
                  <text:p text:style-name="P24">[00007fe0bcd254b7] close</text:p>
                  <text:p text:style-name="P24">[00007fe0bcd2550a] mmap</text:p>
                  <text:p text:style-name="P24">[00007fe0bcd0cc55] arch_prctl</text:p>
                  <text:p text:style-name="P24">[00007fe0bcd255a7] mprotect</text:p>
                  <text:p text:style-name="P24"><text:soft-page-break/>[00007fe0bcd255a7] mprotect</text:p>
                  <text:p text:style-name="P24">[00007fe0bcd255a7] mprotect</text:p>
                  <text:p text:style-name="P24">[00007fe0bcd255a7] mprotect</text:p>
                  <text:p text:style-name="P24">[00007fe0bcd255a7] mprotect</text:p>
                  <text:p text:style-name="P24">[00007fe0bcd25587] munmap</text:p>
                  <text:p text:style-name="P24">[00007fe0bc63d799] brk</text:p>
                  <text:p text:style-name="P24">[00007fe0bc63d799] brk</text:p>
                  <text:p text:style-name="P24">[00007fe0bc5833c3] open</text:p>
                  <text:p text:style-name="P24">[00007fe0bc6374e2] fstat</text:p>
                  <text:p text:style-name="P24">[00007fe0bc64123a] mmap</text:p>
                  <text:p text:style-name="P24">[00007fe0bc583487] close</text:p>
                  <text:p text:style-name="P24">[00007fe0bc614997] geteuid</text:p>
                  <text:p text:style-name="P24">[00007fe0bc5cd4ea] open</text:p>
                  <text:p text:style-name="P24">[00007fe0bc6374e2] fstat</text:p>
                  <text:p text:style-name="P24">[00007fe0bc5ccf4c] read</text:p>
                  <text:p text:style-name="P24">[00007fe0bc5ccf4c] read</text:p>
                  <text:p text:style-name="P24">[00007fe0bc5cbb0b] close</text:p>
                  <text:p text:style-name="P24">[00007fe0bc586dc1] open</text:p>
                  <text:p text:style-name="P24">[00007fe0bc586dc1] open</text:p>
                  <text:p text:style-name="P24">[00007fe0bc586dc1] open</text:p>
                  <text:p text:style-name="P24">[00007fe0bc586dc1] open</text:p>
                  <text:p text:style-name="P24">[00007fe0bc637bf0] write</text:p>
                  <text:p text:style-name="P24">[00007fe0bc637bf0] write</text:p>
                  <text:p text:style-name="P24">[00007fe0bc637bf0] write</text:p>
                  <text:p text:style-name="P24">[00007fe0bc637bf0] write</text:p>
                  <text:p text:style-name="P24">[00007fe0bc637c4d] lseek</text:p>
                  <text:p text:style-name="P24">[00007fe0bc5cbb0b] close</text:p>
                  <text:p text:style-name="P24">[00007fe0bc5cbb0b] close</text:p>
                  <text:p text:style-name="P24">[00007fe0bc5cbb0b] close</text:p>
                  <text:p text:style-name="P24">[00007fe0bc613f88] exit_group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25">log_syscall_mv.txt</text:p>
                </table:table-cell>
              </table:table-row>
              <table:table-row>
                <table:table-cell table:style-name="Table4.A2" office:value-type="string">
                  <text:p text:style-name="P25">[00007fd52863efb7] execve</text:p>
                  <text:p text:style-name="P25">[00007f61d2c39639] brk</text:p>
                  <text:p text:style-name="P25">[00007f61d2c3a40a] access</text:p>
                  <text:p text:style-name="P25">[00007f61d2c3a357] open</text:p>
                  <text:p text:style-name="P25">[00007f61d2c3a2e2] fstat</text:p>
                  <text:p text:style-name="P25">[00007f61d2c3a50a] mmap</text:p>
                  <text:p text:style-name="P25">[00007f61d2c3a4b7] close</text:p>
                  <text:p text:style-name="P25">[00007f61d2c3a357] open</text:p>
                  <text:p text:style-name="P25">[00007f61d2c3a377] read</text:p>
                  <text:p text:style-name="P25">[00007f61d2c3a2e2] fstat</text:p>
                  <text:p text:style-name="P25">[00007f61d2c3a50a] mmap</text:p>
                  <text:p text:style-name="P25">[00007f61d2c3a50a] mmap</text:p>
                  <text:p text:style-name="P25">[00007f61d2c3a5a7] mprotect</text:p>
                  <text:p text:style-name="P25">[00007f61d2c3a50a] mmap</text:p>
                  <text:p text:style-name="P25">[00007f61d2c3a4b7] close</text:p>
                  <text:p text:style-name="P25"><text:soft-page-break/>[00007f61d2c3a357] open</text:p>
                  <text:p text:style-name="P25">[00007f61d2c3a377] read</text:p>
                  <text:p text:style-name="P25">[00007f61d2c3a2e2] fstat</text:p>
                  <text:p text:style-name="P25">[00007f61d2c3a50a] mmap</text:p>
                  <text:p text:style-name="P25">[00007f61d2c3a5a7] mprotect</text:p>
                  <text:p text:style-name="P25">[00007f61d2c3a50a] mmap</text:p>
                  <text:p text:style-name="P25">[00007f61d2c3a4b7] close</text:p>
                  <text:p text:style-name="P25">[00007f61d2c3a357] open</text:p>
                  <text:p text:style-name="P25">[00007f61d2c3a377] read</text:p>
                  <text:p text:style-name="P25">[00007f61d2c3a2e2] fstat</text:p>
                  <text:p text:style-name="P25">[00007f61d2c3a50a] mmap</text:p>
                  <text:p text:style-name="P25">[00007f61d2c3a5a7] mprotect</text:p>
                  <text:p text:style-name="P25">[00007f61d2c3a50a] mmap</text:p>
                  <text:p text:style-name="P25">[00007f61d2c3a50a] mmap</text:p>
                  <text:p text:style-name="P25">[00007f61d2c3a4b7] close</text:p>
                  <text:p text:style-name="P25">[00007f61d2c3a50a] mmap</text:p>
                  <text:p text:style-name="P25">[00007f61d2c21c55] arch_prctl</text:p>
                  <text:p text:style-name="P25">[00007f61d2c3a5a7] mprotect</text:p>
                  <text:p text:style-name="P25">[00007f61d2c3a5a7] mprotect</text:p>
                  <text:p text:style-name="P25">[00007f61d2c3a5a7] mprotect</text:p>
                  <text:p text:style-name="P25">[00007f61d2c3a5a7] mprotect</text:p>
                  <text:p text:style-name="P25">[00007f61d2c3a5a7] mprotect</text:p>
                  <text:p text:style-name="P25">[00007f61d2c3a587] munmap</text:p>
                  <text:p text:style-name="P25">[00007f61d2552799] brk</text:p>
                  <text:p text:style-name="P25">[00007f61d2552799] brk</text:p>
                  <text:p text:style-name="P25">[00007f61d24983c3] open</text:p>
                  <text:p text:style-name="P25">[00007f61d254c4e2] fstat</text:p>
                  <text:p text:style-name="P25">[00007f61d255623a] mmap</text:p>
                  <text:p text:style-name="P25">[00007f61d2498487] close</text:p>
                  <text:p text:style-name="P25">[00007f61d2529997] geteuid</text:p>
                  <text:p text:style-name="P25">[00007f61d2551f4a] ioctl</text:p>
                  <text:p text:style-name="P25">[00007f61d24e24ea] open</text:p>
                  <text:p text:style-name="P25">[00007f61d254c4e2] fstat</text:p>
                  <text:p text:style-name="P25">[00007f61d24e1f4c] read</text:p>
                  <text:p text:style-name="P25">[00007f61d24e1f4c] read</text:p>
                  <text:p text:style-name="P25">[00007f61d24e0b0b] close</text:p>
                  <text:p text:style-name="P25">[00007f61d249bdc1] open</text:p>
                  <text:p text:style-name="P25">[00007f61d249bdc1] open</text:p>
                  <text:p text:style-name="P25">[00007f61d249bdc1] open</text:p>
                  <text:p text:style-name="P25">[00007f61d249bdc1] open</text:p>
                  <text:p text:style-name="P25">[00007f61d254cbf0] write</text:p>
                  <text:p text:style-name="P25">[00007f61d254cbf0] write</text:p>
                  <text:p text:style-name="P25">[00007f61d254cbf0] write</text:p>
                  <text:p text:style-name="P25">[00007f61d254cbf0] write</text:p>
                  <text:p text:style-name="P25">[00007f61d254cc4d] lseek</text:p>
                  <text:p text:style-name="P25">[00007f61d24e0b0b] close</text:p>
                  <text:p text:style-name="P25">[00007f61d24e0b0b] close</text:p>
                  <text:p text:style-name="P25">[00007f61d24e0b0b] close</text:p>
                  <text:p text:style-name="P25"><text:soft-page-break/>[00007f61d2528f88] exit_group</text:p>
                </table:table-cell>
              </table:table-row>
            </table:table>
            <text:p text:style-name="Table_20_Contents"/>
          </table:table-cell>
        </table:table-row>
      </table:table>
      <text:p text:style-name="P1"/>
      <text:p text:style-name="P5">OBS: <text:span text:style-name="T42">como as aplicações cp e mv são muito parecidas, a maioria das chamadas que elas fazem ao sistema coicidem.</text:span></text:p>
      <text:p text:style-name="P5"/>
      <text:p text:style-name="P2"><text:span text:style-name="T43">Os logs são gerados pelo seguinte</text:span> algoritmo:</text:p>
      <text:p text:style-name="P2"/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26"><text:span text:style-name="T40">_create_log_file</text:span></text:p>
                </table:table-cell>
              </table:table-row>
              <table:table-row>
                <table:table-cell table:style-name="Table6.A2" office:value-type="string">
                  <text:p text:style-name="P22"><text:bookmark text:name="docs-internal-guid-eccac8cb-4de6-05c1-23ce-b9f1d084357e"/><text:span text:style-name="T2">def</text:span><text:span text:style-name="T3"> _create_log_file</text:span><text:span text:style-name="T35">(</text:span><text:span text:style-name="T3">file</text:span><text:span text:style-name="T35">=</text:span><text:span text:style-name="T37">"log_cp.txt"</text:span><text:span text:style-name="T35">,</text:span><text:span text:style-name="T3">arq</text:span><text:span text:style-name="T35">=</text:span><text:span text:style-name="T37">"teste_cp.txt"</text:span><text:span text:style-name="T35">):</text:span></text:p>
                  <text:p text:style-name="P23"><text:span text:style-name="T5"><text:s text:c="4"/></text:span><text:span text:style-name="T1">with</text:span><text:span text:style-name="T20"> </text:span><text:span text:style-name="T5">open</text:span><text:span text:style-name="T36">(</text:span><text:span text:style-name="T5">file</text:span><text:span text:style-name="T36">,</text:span><text:span text:style-name="T38">"r"</text:span><text:span text:style-name="T36">)</text:span><text:span text:style-name="T20"> </text:span><text:span text:style-name="T1">as</text:span><text:span text:style-name="T20"> </text:span><text:span text:style-name="T5">file1:</text:span></text:p>
                  <text:p text:style-name="P23"><text:span text:style-name="T5"><text:s text:c="8"/></text:span><text:span text:style-name="T1">with</text:span><text:span text:style-name="T20"> </text:span><text:span text:style-name="T5">open</text:span><text:span text:style-name="T36">(</text:span><text:span text:style-name="T5">arq</text:span><text:span text:style-name="T36">,</text:span><text:span text:style-name="T38">"w"</text:span><text:span text:style-name="T36">)</text:span><text:span text:style-name="T20"> </text:span><text:span text:style-name="T1">as</text:span><text:span text:style-name="T20"> </text:span><text:span text:style-name="T5">arq1:</text:span></text:p>
                  <text:p text:style-name="P23"><text:span text:style-name="T5"><text:s text:c="11"/></text:span><text:span text:style-name="T1">for</text:span><text:span text:style-name="T20"> </text:span><text:span text:style-name="T5">line </text:span><text:span text:style-name="T1">in</text:span><text:span text:style-name="T20"> </text:span><text:span text:style-name="T5">file1:</text:span></text:p>
                  <text:p text:style-name="P23"><text:span text:style-name="T5"><text:s text:c="15"/>result </text:span><text:span text:style-name="T36">=</text:span><text:span text:style-name="T20"> </text:span><text:span text:style-name="T5">line</text:span><text:span text:style-name="T36">.</text:span><text:span text:style-name="T5">split</text:span><text:span text:style-name="T36">(</text:span><text:span text:style-name="T38">"("</text:span><text:span text:style-name="T36">)[</text:span><text:span text:style-name="T39">0]</text:span></text:p>
                  <text:p text:style-name="P23"><text:span text:style-name="T5"><text:s text:c="15"/></text:span><text:span text:style-name="T1">if</text:span><text:span text:style-name="T20"> </text:span><text:span text:style-name="T5">result</text:span><text:span text:style-name="T36">[</text:span><text:span text:style-name="T39">1</text:span><text:span text:style-name="T36">]</text:span><text:span text:style-name="T20"> </text:span><text:span text:style-name="T36">!=</text:span><text:span text:style-name="T20"> </text:span><text:span text:style-name="T38">"+":</text:span></text:p>
                  <text:p text:style-name="P23"><text:span text:style-name="T5"><text:s text:c="18"/>arq1</text:span><text:span text:style-name="T36">.</text:span><text:span text:style-name="T5">write</text:span><text:span text:style-name="T36">(</text:span><text:span text:style-name="T5">result</text:span><text:span text:style-name="T36">+</text:span><text:span text:style-name="T38">"\n")</text:span></text:p>
                  <text:p text:style-name="Text_20_body"><text:span text:style-name="T41"><text:line-break/></text:span><text:span text:style-name="T5">_create_log_file</text:span><text:span text:style-name="T36">(</text:span><text:span text:style-name="T5">file</text:span><text:span text:style-name="T36">=</text:span><text:span text:style-name="T38">"log_cp.txt"</text:span><text:span text:style-name="T36">,</text:span><text:span text:style-name="T5">arq</text:span><text:span text:style-name="T36">=</text:span><text:span text:style-name="T38">"teste_cp.txt"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6"><text:span text:style-name="T6"/></text:p>
      <text:p text:style-name="P13"><text:span text:style-name="T27">Descrição: o código a seguir recebe o id e o nome de cada chamada que a aplicação faz ao sistema </text:span><text:span text:style-name="T28">a partir dos straces</text:span></text:p>
      <text:p text:style-name="P6"><text:span text:style-name="T6"/></text:p>
      <text:p text:style-name="P19"><text:span text:style-name="T26">(I)</text:span></text:p>
      <text:p text:style-name="P21"><text:span text:style-name="T33">Criação </text:span><text:span text:style-name="T34">d</text:span><text:span text:style-name="T33">os N-grams</text:span></text:p>
      <table:table table:name="Table7" table:style-name="Table7">
        <table:table-column table:style-name="Table7.A"/>
        <table:table-row>
          <table:table-cell table:style-name="Table7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7">n_gram_cp</text:p>
                </table:table-cell>
              </table:table-row>
              <table:table-row>
                <table:table-cell table:style-name="Table8.A2" office:value-type="string">
                  <text:p text:style-name="P27">execve, brk, access, open, fstat, mmap, close, open, read, fstat</text:p>
                  <text:p text:style-name="P27">brk, access, open, fstat, mmap, close, open, read, fstat, mmap</text:p>
                  <text:p text:style-name="P27">access, open, fstat, mmap, close, open, read, fstat, mmap, mmap</text:p>
                  <text:p text:style-name="P27">open, fstat, mmap, close, open, read, fstat, mmap, mmap, mprotect</text:p>
                  <text:p text:style-name="P27">fstat, mmap, close, open, read, fstat, mmap, mmap, mprotect, mmap</text:p>
                  <text:p text:style-name="P27">mmap, close, open, read, fstat, mmap, mmap, mprotect, mmap, close</text:p>
                  <text:p text:style-name="P27">close, open, read, fstat, mmap, mmap, mprotect, mmap, close, open</text:p>
                  <text:p text:style-name="P27">open, read, fstat, mmap, mmap, mprotect, mmap, close, open, read</text:p>
                  <text:p text:style-name="P27">read, fstat, mmap, mmap, mprotect, mmap, close, open, read, fstat</text:p>
                  <text:p text:style-name="P27">fstat, mmap, mmap, mprotect, mmap, close, open, read, fstat, mmap</text:p>
                  <text:p text:style-name="P27">mmap, mmap, mprotect, mmap, close, open, read, fstat, mmap, mprotect</text:p>
                  <text:p text:style-name="P27">mmap, mprotect, mmap, close, open, read, fstat, mmap, mprotect, mmap</text:p>
                  <text:p text:style-name="P27">mprotect, mmap, close, open, read, fstat, mmap, mprotect, mmap, close</text:p>
                  <text:p text:style-name="P27">mmap, close, open, read, fstat, mmap, mprotect, mmap, close, open</text:p>
                  <text:p text:style-name="P27">close, open, read, fstat, mmap, mprotect, mmap, close, open, read</text:p>
                  <text:p text:style-name="P27">open, read, fstat, mmap, mprotect, mmap, close, open, read, fstat</text:p>
                  <text:p text:style-name="P27"><text:soft-page-break/>read, fstat, mmap, mprotect, mmap, close, open, read, fstat, mmap</text:p>
                  <text:p text:style-name="P27">fstat, mmap, mprotect, mmap, close, open, read, fstat, mmap, mprotect</text:p>
                  <text:p text:style-name="P27">mmap, mprotect, mmap, close, open, read, fstat, mmap, mprotect, mmap</text:p>
                  <text:p text:style-name="P27">mprotect, mmap, close, open, read, fstat, mmap, mprotect, mmap, mmap</text:p>
                  <text:p text:style-name="P27">mmap, close, open, read, fstat, mmap, mprotect, mmap, mmap, close</text:p>
                  <text:p text:style-name="P27">close, open, read, fstat, mmap, mprotect, mmap, mmap, close, mmap</text:p>
                  <text:p text:style-name="P27">open, read, fstat, mmap, mprotect, mmap, mmap, close, mmap, arch_prctl</text:p>
                  <text:p text:style-name="P27">read, fstat, mmap, mprotect, mmap, mmap, close, mmap, arch_prctl, mprotect</text:p>
                  <text:p text:style-name="P27">fstat, mmap, mprotect, mmap, mmap, close, mmap, arch_prctl, mprotect, mprotect</text:p>
                  <text:p text:style-name="P27">mmap, mprotect, mmap, mmap, close, mmap, arch_prctl, mprotect, mprotect, mprotect</text:p>
                  <text:p text:style-name="P27">mprotect, mmap, mmap, close, mmap, arch_prctl, mprotect, mprotect, mprotect, mprotect</text:p>
                  <text:p text:style-name="P27">mmap, mmap, close, mmap, arch_prctl, mprotect, mprotect, mprotect, mprotect, mprotect</text:p>
                  <text:p text:style-name="P27">mmap, close, mmap, arch_prctl, mprotect, mprotect, mprotect, mprotect, mprotect, munmap</text:p>
                  <text:p text:style-name="P27">close, mmap, arch_prctl, mprotect, mprotect, mprotect, mprotect, mprotect, munmap, brk</text:p>
                  <text:p text:style-name="P27">mmap, arch_prctl, mprotect, mprotect, mprotect, mprotect, mprotect, munmap, brk, brk</text:p>
                  <text:p text:style-name="P27">arch_prctl, mprotect, mprotect, mprotect, mprotect, mprotect, munmap, brk, brk, open</text:p>
                  <text:p text:style-name="P27">mprotect, mprotect, mprotect, mprotect, mprotect, munmap, brk, brk, open, fstat</text:p>
                  <text:p text:style-name="P27">mprotect, mprotect, mprotect, mprotect, munmap, brk, brk, open, fstat, mmap</text:p>
                  <text:p text:style-name="P27">mprotect, mprotect, mprotect, munmap, brk, brk, open, fstat, mmap, close</text:p>
                  <text:p text:style-name="P27">mprotect, mprotect, munmap, brk, brk, open, fstat, mmap, close, geteuid</text:p>
                  <text:p text:style-name="P27">mprotect, munmap, brk, brk, open, fstat, mmap, close, geteuid, open</text:p>
                  <text:p text:style-name="P27">munmap, brk, brk, open, fstat, mmap, close, geteuid, open, fstat</text:p>
                  <text:p text:style-name="P27">brk, brk, open, fstat, mmap, close, geteuid, open, fstat, read</text:p>
                  <text:p text:style-name="P27">brk, open, fstat, mmap, close, geteuid, open, fstat, read, read</text:p>
                  <text:p text:style-name="P27">open, fstat, mmap, close, geteuid, open, fstat, read, read, close</text:p>
                  <text:p text:style-name="P27">fstat, mmap, close, geteuid, open, fstat, read, read, close, open</text:p>
                  <text:p text:style-name="P27">mmap, close, geteuid, open, fstat, read, read, close, open, open</text:p>
                  <text:p text:style-name="P27">close, geteuid, open, fstat, read, read, close, open, open, open</text:p>
                  <text:p text:style-name="P27">geteuid, open, fstat, read, read, close, open, open, open, open</text:p>
                  <text:p text:style-name="P27">open, fstat, read, read, close, open, open, open, open, write</text:p>
                  <text:p text:style-name="P27">fstat, read, read, close, open, open, open, open, write, write</text:p>
                  <text:p text:style-name="P27">read, read, close, open, open, open, open, write, write, write</text:p>
                  <text:p text:style-name="P27">read, close, open, open, open, open, write, write, write, write</text:p>
                  <text:p text:style-name="P27">close, open, open, open, open, write, write, write, write, lseek</text:p>
                  <text:p text:style-name="P27">open, open, open, open, write, write, write, write, lseek, close</text:p>
                  <text:p text:style-name="P27">open, open, open, write, write, write, write, lseek, close, close</text:p>
                  <text:p text:style-name="P27">open, open, write, write, write, write, lseek, close, close, close</text:p>
                  <text:p text:style-name="P27">open, write, write, write, write, lseek, close, close, close, exit_group</text:p>
                </table:table-cell>
              </table:table-row>
            </table:table>
            <text:p text:style-name="Table_20_Contents"/>
          </table:table-cell>
        </table:table-row>
      </table:table>
      <text:p text:style-name="P7"><text:span text:style-name="T5"/></text:p>
      <text:p text:style-name="P8"><text:span text:style-name="T5"/></text:p>
      <table:table table:name="Table11" table:style-name="Table11">
        <table:table-column table:style-name="Table11.A"/>
        <table:table-row>
          <table:table-cell table:style-name="Table11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8">n_gram_mv</text:p>
                </table:table-cell>
              </table:table-row>
              <table:table-row>
                <table:table-cell table:style-name="Table12.A2" office:value-type="string">
                  <text:p text:style-name="P28">execve, brk, access, open, fstat, mmap, close, open, read, fstat</text:p>
                  <text:p text:style-name="P28">brk, access, open, fstat, mmap, close, open, read, fstat, mmap</text:p>
                  <text:p text:style-name="P28">access, open, fstat, mmap, close, open, read, fstat, mmap, mmap</text:p>
                  <text:p text:style-name="P28">open, fstat, mmap, close, open, read, fstat, mmap, mmap, mprotect</text:p>
                  <text:p text:style-name="P28">fstat, mmap, close, open, read, fstat, mmap, mmap, mprotect, mmap</text:p>
                  <text:p text:style-name="P28"><text:soft-page-break/>mmap, close, open, read, fstat, mmap, mmap, mprotect, mmap, close</text:p>
                  <text:p text:style-name="P28">close, open, read, fstat, mmap, mmap, mprotect, mmap, close, open</text:p>
                  <text:p text:style-name="P28">open, read, fstat, mmap, mmap, mprotect, mmap, close, open, read</text:p>
                  <text:p text:style-name="P28">read, fstat, mmap, mmap, mprotect, mmap, close, open, read, fstat</text:p>
                  <text:p text:style-name="P28">fstat, mmap, mmap, mprotect, mmap, close, open, read, fstat, mmap</text:p>
                  <text:p text:style-name="P28">mmap, mmap, mprotect, mmap, close, open, read, fstat, mmap, mprotect</text:p>
                  <text:p text:style-name="P28">mmap, mprotect, mmap, close, open, read, fstat, mmap, mprotect, mmap</text:p>
                  <text:p text:style-name="P28">mprotect, mmap, close, open, read, fstat, mmap, mprotect, mmap, close</text:p>
                  <text:p text:style-name="P28">mmap, close, open, read, fstat, mmap, mprotect, mmap, close, open</text:p>
                  <text:p text:style-name="P28">close, open, read, fstat, mmap, mprotect, mmap, close, open, read</text:p>
                  <text:p text:style-name="P28">open, read, fstat, mmap, mprotect, mmap, close, open, read, fstat</text:p>
                  <text:p text:style-name="P28">read, fstat, mmap, mprotect, mmap, close, open, read, fstat, mmap</text:p>
                  <text:p text:style-name="P28">fstat, mmap, mprotect, mmap, close, open, read, fstat, mmap, mprotect</text:p>
                  <text:p text:style-name="P28">mmap, mprotect, mmap, close, open, read, fstat, mmap, mprotect, mmap</text:p>
                  <text:p text:style-name="P28">mprotect, mmap, close, open, read, fstat, mmap, mprotect, mmap, mmap</text:p>
                  <text:p text:style-name="P28">mmap, close, open, read, fstat, mmap, mprotect, mmap, mmap, close</text:p>
                  <text:p text:style-name="P28">close, open, read, fstat, mmap, mprotect, mmap, mmap, close, mmap</text:p>
                  <text:p text:style-name="P28">open, read, fstat, mmap, mprotect, mmap, mmap, close, mmap, arch_prctl</text:p>
                  <text:p text:style-name="P28">read, fstat, mmap, mprotect, mmap, mmap, close, mmap, arch_prctl, mprotect</text:p>
                  <text:p text:style-name="P28">fstat, mmap, mprotect, mmap, mmap, close, mmap, arch_prctl, mprotect, mprotect</text:p>
                  <text:p text:style-name="P28">mmap, mprotect, mmap, mmap, close, mmap, arch_prctl, mprotect, mprotect, mprotect</text:p>
                  <text:p text:style-name="P28">mprotect, mmap, mmap, close, mmap, arch_prctl, mprotect, mprotect, mprotect, mprotect</text:p>
                  <text:p text:style-name="P28">mmap, mmap, close, mmap, arch_prctl, mprotect, mprotect, mprotect, mprotect, mprotect</text:p>
                  <text:p text:style-name="P28">mmap, close, mmap, arch_prctl, mprotect, mprotect, mprotect, mprotect, mprotect, munmap</text:p>
                  <text:p text:style-name="P28">close, mmap, arch_prctl, mprotect, mprotect, mprotect, mprotect, mprotect, munmap, brk</text:p>
                  <text:p text:style-name="P28">mmap, arch_prctl, mprotect, mprotect, mprotect, mprotect, mprotect, munmap, brk, brk</text:p>
                  <text:p text:style-name="P28">arch_prctl, mprotect, mprotect, mprotect, mprotect, mprotect, munmap, brk, brk, open</text:p>
                  <text:p text:style-name="P28">mprotect, mprotect, mprotect, mprotect, mprotect, munmap, brk, brk, open, fstat</text:p>
                  <text:p text:style-name="P28">mprotect, mprotect, mprotect, mprotect, munmap, brk, brk, open, fstat, mmap</text:p>
                  <text:p text:style-name="P28">mprotect, mprotect, mprotect, munmap, brk, brk, open, fstat, mmap, close</text:p>
                  <text:p text:style-name="P28">mprotect, mprotect, munmap, brk, brk, open, fstat, mmap, close, geteuid</text:p>
                  <text:p text:style-name="P28">mprotect, munmap, brk, brk, open, fstat, mmap, close, geteuid, ioctl</text:p>
                  <text:p text:style-name="P28">munmap, brk, brk, open, fstat, mmap, close, geteuid, ioctl, open</text:p>
                  <text:p text:style-name="P28">brk, brk, open, fstat, mmap, close, geteuid, ioctl, open, fstat</text:p>
                  <text:p text:style-name="P28">brk, open, fstat, mmap, close, geteuid, ioctl, open, fstat, read</text:p>
                  <text:p text:style-name="P28">open, fstat, mmap, close, geteuid, ioctl, open, fstat, read, read</text:p>
                  <text:p text:style-name="P28">fstat, mmap, close, geteuid, ioctl, open, fstat, read, read, close</text:p>
                  <text:p text:style-name="P28">mmap, close, geteuid, ioctl, open, fstat, read, read, close, open</text:p>
                  <text:p text:style-name="P28">close, geteuid, ioctl, open, fstat, read, read, close, open, open</text:p>
                  <text:p text:style-name="P28">geteuid, ioctl, open, fstat, read, read, close, open, open, open</text:p>
                  <text:p text:style-name="P28">ioctl, open, fstat, read, read, close, open, open, open, open</text:p>
                  <text:p text:style-name="P28">open, fstat, read, read, close, open, open, open, open, write</text:p>
                  <text:p text:style-name="P28">fstat, read, read, close, open, open, open, open, write, write</text:p>
                  <text:p text:style-name="P28">read, read, close, open, open, open, open, write, write, write</text:p>
                  <text:p text:style-name="P28">read, close, open, open, open, open, write, write, write, write</text:p>
                  <text:p text:style-name="P28">close, open, open, open, open, write, write, write, write, lseek</text:p>
                  <text:p text:style-name="P28">open, open, open, open, write, write, write, write, lseek, close</text:p>
                  <text:p text:style-name="P28">open, open, open, write, write, write, write, lseek, close, close</text:p>
                  <text:p text:style-name="P28"><text:soft-page-break/>open, open, write, write, write, write, lseek, close, close, close</text:p>
                  <text:p text:style-name="P28">open, write, write, write, write, lseek, close, close, close, exit_group</text:p>
                </table:table-cell>
              </table:table-row>
            </table:table>
            <text:p text:style-name="Table_20_Contents"/>
          </table:table-cell>
        </table:table-row>
      </table:table>
      <text:p text:style-name="P8"><text:span text:style-name="T5"/></text:p>
      <text:p text:style-name="P14"><text:span text:style-name="T26">Gerados pelo seguinte algoritmo:</text:span></text:p>
      <table:table table:name="Table9" table:style-name="Table9">
        <table:table-column table:style-name="Table9.A"/>
        <table:table-row>
          <table:table-cell table:style-name="Table9.A1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8">_create_gram</text:p>
                </table:table-cell>
              </table:table-row>
              <table:table-row>
                <table:table-cell table:style-name="Table10.A2" office:value-type="string">
                  <text:p text:style-name="P22"><text:bookmark text:name="docs-internal-guid-eccac8cb-4e21-d60c-efac-e11981de0c46"/><text:span text:style-name="T2">def</text:span><text:span text:style-name="T3"> _create_gram</text:span><text:span text:style-name="T35">(</text:span><text:span text:style-name="T3">n</text:span><text:span text:style-name="T35">,</text:span><text:span text:style-name="T3"> file</text:span><text:span text:style-name="T35">=</text:span><text:span text:style-name="T37">"log_syscall_mv_without_id.txt"</text:span><text:span text:style-name="T35">,</text:span><text:span text:style-name="T3"> arq</text:span><text:span text:style-name="T35">=</text:span><text:span text:style-name="T37">"n_gram_mv.txt"</text:span><text:span text:style-name="T35">):</text:span></text:p>
                  <text:p text:style-name="P23"><text:span text:style-name="T5"><text:s text:c="4"/></text:span><text:span text:style-name="T1">with</text:span><text:span text:style-name="T20"> </text:span><text:span text:style-name="T5">open</text:span><text:span text:style-name="T36">(</text:span><text:span text:style-name="T5">file</text:span><text:span text:style-name="T36">,</text:span><text:span text:style-name="T20"> </text:span><text:span text:style-name="T38">"r"</text:span><text:span text:style-name="T36">)</text:span><text:span text:style-name="T20"> </text:span><text:span text:style-name="T1">as</text:span><text:span text:style-name="T20"> </text:span><text:span text:style-name="T5">file1</text:span><text:span text:style-name="T36">,</text:span><text:span text:style-name="T20"> </text:span><text:span text:style-name="T5">open</text:span><text:span text:style-name="T36">(</text:span><text:span text:style-name="T5">arq</text:span><text:span text:style-name="T36">,</text:span><text:span text:style-name="T20"> </text:span><text:span text:style-name="T38">"w"</text:span><text:span text:style-name="T36">)</text:span><text:span text:style-name="T20"> </text:span><text:span text:style-name="T1">as</text:span><text:span text:style-name="T20"> </text:span><text:span text:style-name="T5">arq1:</text:span></text:p>
                  <text:p text:style-name="P23"><text:span text:style-name="T5"><text:s text:c="8"/>data </text:span><text:span text:style-name="T36">=</text:span><text:span text:style-name="T20"> </text:span><text:span text:style-name="T36">[</text:span><text:span text:style-name="T5">x</text:span><text:span text:style-name="T36">[:-</text:span><text:span text:style-name="T39">1</text:span><text:span text:style-name="T36">]</text:span><text:span text:style-name="T20"> </text:span><text:span text:style-name="T1">for</text:span><text:span text:style-name="T20"> </text:span><text:span text:style-name="T5">x </text:span><text:span text:style-name="T1">in</text:span><text:span text:style-name="T20"> </text:span><text:span text:style-name="T5">file1]</text:span></text:p>
                  <text:p text:style-name="P23"><text:span text:style-name="T5"><text:s text:c="8"/></text:span><text:span text:style-name="T1">for</text:span><text:span text:style-name="T20"> </text:span><text:span text:style-name="T5">i </text:span><text:span text:style-name="T1">in</text:span><text:span text:style-name="T20"> </text:span><text:span text:style-name="T5">range</text:span><text:span text:style-name="T36">(</text:span><text:span text:style-name="T5">len</text:span><text:span text:style-name="T36">(</text:span><text:span text:style-name="T5">data</text:span><text:span text:style-name="T36">)</text:span><text:span text:style-name="T20"> </text:span><text:span text:style-name="T36">-</text:span><text:span text:style-name="T20"> </text:span><text:span text:style-name="T5">n </text:span><text:span text:style-name="T36">+</text:span><text:span text:style-name="T20"> </text:span><text:span text:style-name="T39">1</text:span><text:span text:style-name="T36">):</text:span></text:p>
                  <text:p text:style-name="P23"><text:span text:style-name="T5"><text:s text:c="12"/>arq1</text:span><text:span text:style-name="T36">.</text:span><text:span text:style-name="T5">write</text:span><text:span text:style-name="T36">(</text:span><text:span text:style-name="T5">str</text:span><text:span text:style-name="T36">(</text:span><text:span text:style-name="T5">data</text:span><text:span text:style-name="T36">[</text:span><text:span text:style-name="T5">i</text:span><text:span text:style-name="T36">:</text:span><text:span text:style-name="T5">i</text:span><text:span text:style-name="T36">+</text:span><text:span text:style-name="T5">n</text:span><text:span text:style-name="T36">])[</text:span><text:span text:style-name="T39">1</text:span><text:span text:style-name="T36">:-</text:span><text:span text:style-name="T39">1</text:span><text:span text:style-name="T36">].</text:span><text:span text:style-name="T5">replace</text:span><text:span text:style-name="T36">(</text:span><text:span text:style-name="T38">"\'"</text:span><text:span text:style-name="T36">,</text:span><text:span text:style-name="T38">""</text:span><text:span text:style-name="T36">)</text:span><text:span text:style-name="T20"> </text:span><text:span text:style-name="T36">+</text:span><text:span text:style-name="T20"> </text:span><text:span text:style-name="T38">"\n")</text:span></text:p>
                  <text:p text:style-name="Text_20_body"><text:span text:style-name="T41"><text:line-break/></text:span><text:span text:style-name="T5">_create_gram</text:span><text:span text:style-name="T36">(</text:span><text:span text:style-name="T39">10</text:span><text:span text:style-name="T36">,</text:span><text:span text:style-name="T20"> </text:span><text:span text:style-name="T5">file</text:span><text:span text:style-name="T36">=</text:span><text:span text:style-name="T38">"log_syscall_mv_without_id.txt"</text:span><text:span text:style-name="T36">,</text:span><text:span text:style-name="T20"> </text:span><text:span text:style-name="T5">arq</text:span><text:span text:style-name="T36">=</text:span><text:span text:style-name="T38">"n_gram_mv.txt"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9"><text:span text:style-name="T5"/></text:p>
      <text:p text:style-name="P15"><text:span text:style-name="T26">Descrição: </text:span><text:span text:style-name="T29">este código </text:span><text:span text:style-name="T30">recebe o log com as chamadas de cada aplicação e escreve um arqui</text:span><text:span text:style-name="T28">v</text:span><text:span text:style-name="T30">o de retorno com a paginação de tamanho 10 até a ultima chamada feita pela aplicação</text:span></text:p>
      <text:p text:style-name="P17"><text:span text:style-name="T26">OBS: para a c</text:span><text:span text:style-name="T31">ri</text:span><text:span text:style-name="T26">ação dos n-grams também fo</text:span><text:span text:style-name="T31">ram</text:span><text:span text:style-name="T26"> gerado</text:span><text:span text:style-name="T31">s</text:span><text:span text:style-name="T26"> arquivos de log sem o id de cada chamada, usando o seguinte código:</text:span></text:p>
      <table:table table:name="Table13" table:style-name="Table13">
        <table:table-column table:style-name="Table13.A"/>
        <table:table-row>
          <table:table-cell table:style-name="Table13.A1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29">_create_log_without_ip</text:p>
                </table:table-cell>
              </table:table-row>
              <table:table-row>
                <table:table-cell table:style-name="Table14.A2" office:value-type="string">
                  <text:p text:style-name="P22"><text:bookmark text:name="docs-internal-guid-eccac8cb-4e46-6256-5cd1-6dd13c6f6543"/><text:span text:style-name="T2">def</text:span><text:span text:style-name="T19"> </text:span><text:span text:style-name="T3">_create_log_without_id</text:span><text:span text:style-name="T35">(</text:span><text:span text:style-name="T3">file</text:span><text:span text:style-name="T35">=</text:span><text:span text:style-name="T37">"teste_mv.txt"</text:span><text:span text:style-name="T35">,</text:span><text:span text:style-name="T3">arq</text:span><text:span text:style-name="T35">=</text:span><text:span text:style-name="T37">"teste_mv_without_id.txt"</text:span><text:span text:style-name="T35">):</text:span></text:p>
                  <text:p text:style-name="P23"><text:span text:style-name="T5"><text:s text:c="4"/></text:span><text:span text:style-name="T1">with</text:span><text:span text:style-name="T20"> </text:span><text:span text:style-name="T5">open</text:span><text:span text:style-name="T36">(</text:span><text:span text:style-name="T5">file</text:span><text:span text:style-name="T36">)</text:span><text:span text:style-name="T20"> </text:span><text:span text:style-name="T1">as</text:span><text:span text:style-name="T20"> </text:span><text:span text:style-name="T5">file1</text:span><text:span text:style-name="T36">,</text:span><text:span text:style-name="T20"> </text:span><text:span text:style-name="T5">open</text:span><text:span text:style-name="T36">(</text:span><text:span text:style-name="T5">arq</text:span><text:span text:style-name="T36">,</text:span><text:span text:style-name="T20"> </text:span><text:span text:style-name="T38">"w"</text:span><text:span text:style-name="T36">)</text:span><text:span text:style-name="T20"> </text:span><text:span text:style-name="T1">as</text:span><text:span text:style-name="T20"> </text:span><text:span text:style-name="T5">arq1:</text:span></text:p>
                  <text:p text:style-name="P23"><text:span text:style-name="T5"><text:s text:c="8"/></text:span><text:span text:style-name="T1">for</text:span><text:span text:style-name="T20"> </text:span><text:span text:style-name="T5">line </text:span><text:span text:style-name="T1">in</text:span><text:span text:style-name="T20"> </text:span><text:span text:style-name="T5">file1:</text:span></text:p>
                  <text:p text:style-name="P23"><text:span text:style-name="T5"><text:s text:c="12"/>result </text:span><text:span text:style-name="T36">=</text:span><text:span text:style-name="T20"> </text:span><text:span text:style-name="T5">line</text:span><text:span text:style-name="T36">.</text:span><text:span text:style-name="T5">split</text:span><text:span text:style-name="T36">(</text:span><text:span text:style-name="T38">"] "</text:span><text:span text:style-name="T36">)[</text:span><text:span text:style-name="T39">1]</text:span></text:p>
                  <text:p text:style-name="P23"><text:span text:style-name="T5"><text:s text:c="12"/></text:span><text:span text:style-name="T1">if</text:span><text:span text:style-name="T20"> </text:span><text:span text:style-name="T5">result</text:span><text:span text:style-name="T36">[</text:span><text:span text:style-name="T39">1</text:span><text:span text:style-name="T36">]</text:span><text:span text:style-name="T20"> </text:span><text:span text:style-name="T36">!=</text:span><text:span text:style-name="T20"> </text:span><text:span text:style-name="T38">"+":</text:span></text:p>
                  <text:p text:style-name="P23"><text:span text:style-name="T5"><text:s text:c="16"/>arq1</text:span><text:span text:style-name="T36">.</text:span><text:span text:style-name="T5">write</text:span><text:span text:style-name="T36">(</text:span><text:span text:style-name="T5">result)</text:span></text:p>
                  <text:p text:style-name="Text_20_body"><text:span text:style-name="T41"><text:line-break/></text:span><text:span text:style-name="T5">_create_log_without_id</text:span><text:span text:style-name="T36">(</text:span><text:span text:style-name="T5">file</text:span><text:span text:style-name="T36">=</text:span><text:span text:style-name="T38">"teste_mv.txt"</text:span><text:span text:style-name="T36">,</text:span><text:span text:style-name="T20"> </text:span><text:span text:style-name="T5">arq</text:span><text:span text:style-name="T36">=</text:span><text:span text:style-name="T38">"teste_mv_without_id.txt"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0"><text:span text:style-name="T5"/></text:p>
      <text:p text:style-name="P18"><text:span text:style-name="T26">Descrição: este código recebe o log gerado anteriormente contendo o ide e nome das chamadas e extrai somente o nome, para facilitar as demais operações.</text:span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oft-page-break/><text:span text:style-name="T5"/></text:p>
      <text:p text:style-name="P11"><text:span text:style-name="T5"/></text:p>
      <text:p text:style-name="P18"><text:span text:style-name="T26">(II)</text:span></text:p>
      <text:p text:style-name="P20"><text:span text:style-name="T33">Comparação dos arquivos saudável e infectado</text:span></text:p>
      <text:p text:style-name="P20"><text:span text:style-name="T33"/></text:p>
      <table:table table:name="Table15" table:style-name="Table15">
        <table:table-column table:style-name="Table15.A"/>
        <table:table-row>
          <table:table-cell table:style-name="Table15.A1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30">Retorno da comparação</text:p>
                </table:table-cell>
              </table:table-row>
              <table:table-row>
                <table:table-cell table:style-name="Table16.A2" office:value-type="string">
                  <text:p text:style-name="P31">Infection: 20.0%</text:p>
                </table:table-cell>
              </table:table-row>
            </table:table>
            <text:p text:style-name="Table_20_Contents"/>
          </table:table-cell>
        </table:table-row>
      </table:table>
      <text:p text:style-name="P12"><text:span text:style-name="T3"/></text:p>
      <table:table table:name="Table17" table:style-name="Table17">
        <table:table-column table:style-name="Table17.A"/>
        <table:table-row>
          <table:table-cell table:style-name="Table17.A1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Table_20_Contents">_<text:span text:style-name="T44">compare</text:span></text:p>
                </table:table-cell>
              </table:table-row>
              <table:table-row>
                <table:table-cell table:style-name="Table18.A2" office:value-type="string">
                  <text:p text:style-name="P22"><text:bookmark text:name="docs-internal-guid-eccac8cb-4e7d-3933-819a-c28de213f399"/><text:span text:style-name="T2">def</text:span><text:span text:style-name="T19"> </text:span><text:span text:style-name="T3">_compare</text:span><text:span text:style-name="T35">(</text:span><text:span text:style-name="T3">healthy</text:span><text:span text:style-name="T35">=</text:span><text:span text:style-name="T37">"n_gram_cp.txt"</text:span><text:span text:style-name="T35">,</text:span><text:span text:style-name="T19"> </text:span><text:span text:style-name="T3">infected</text:span><text:span text:style-name="T35">=</text:span><text:span text:style-name="T37">"n_gram_mv.txt"</text:span><text:span text:style-name="T35">):</text:span></text:p>
                  <text:p text:style-name="P23"><text:span text:style-name="T5"><text:s text:c="4"/></text:span><text:span text:style-name="T1">with</text:span><text:span text:style-name="T20"> </text:span><text:span text:style-name="T5">open</text:span><text:span text:style-name="T36">(</text:span><text:span text:style-name="T5">healthy</text:span><text:span text:style-name="T36">,</text:span><text:span text:style-name="T20"> </text:span><text:span text:style-name="T38">"r"</text:span><text:span text:style-name="T36">)</text:span><text:span text:style-name="T20"> </text:span><text:span text:style-name="T1">as</text:span><text:span text:style-name="T20"> </text:span><text:span text:style-name="T5">arq_healthy</text:span><text:span text:style-name="T36">,</text:span><text:span text:style-name="T20"> </text:span><text:span text:style-name="T5">open</text:span><text:span text:style-name="T36">(</text:span><text:span text:style-name="T5">infected</text:span><text:span text:style-name="T36">,</text:span><text:span text:style-name="T20"> </text:span><text:span text:style-name="T38">"r"</text:span><text:span text:style-name="T36">)</text:span><text:span text:style-name="T20"> </text:span><text:span text:style-name="T1">as</text:span><text:span text:style-name="T20"> </text:span><text:span text:style-name="T5">arq_infected:</text:span></text:p>
                  <text:p text:style-name="P23"><text:span text:style-name="T5"><text:s text:c="8"/>arq1 </text:span><text:span text:style-name="T36">=</text:span><text:span text:style-name="T20"> </text:span><text:span text:style-name="T36">[</text:span><text:span text:style-name="T5">z</text:span><text:span text:style-name="T36">[:-</text:span><text:span text:style-name="T39">1</text:span><text:span text:style-name="T36">]</text:span><text:span text:style-name="T20"> </text:span><text:span text:style-name="T1">for</text:span><text:span text:style-name="T20"> </text:span><text:span text:style-name="T5">z </text:span><text:span text:style-name="T1">in</text:span><text:span text:style-name="T20"> </text:span><text:span text:style-name="T5">arq_healthy]</text:span></text:p>
                  <text:p text:style-name="P23"><text:span text:style-name="T5"><text:s text:c="8"/>arq2 </text:span><text:span text:style-name="T36">=</text:span><text:span text:style-name="T20"> </text:span><text:span text:style-name="T36">[</text:span><text:span text:style-name="T5">y</text:span><text:span text:style-name="T36">[:-</text:span><text:span text:style-name="T39">1</text:span><text:span text:style-name="T36">]</text:span><text:span text:style-name="T20"> </text:span><text:span text:style-name="T1">for</text:span><text:span text:style-name="T20"> </text:span><text:span text:style-name="T5">y </text:span><text:span text:style-name="T1">in</text:span><text:span text:style-name="T20"> </text:span><text:span text:style-name="T5">arq_infected]</text:span></text:p>
                  <text:p text:style-name="P23"><text:span text:style-name="T5"><text:s text:c="8"/>inter </text:span><text:span text:style-name="T36">=</text:span><text:span text:style-name="T20"> </text:span><text:span text:style-name="T1">set</text:span><text:span text:style-name="T36">(</text:span><text:span text:style-name="T5">arq1</text:span><text:span text:style-name="T36">).</text:span><text:span text:style-name="T5">intersection</text:span><text:span text:style-name="T36">(</text:span><text:span text:style-name="T5">arq2)</text:span></text:p>
                  <text:p text:style-name="P23"><text:span text:style-name="T5"><text:s text:c="8"/>list </text:span><text:span text:style-name="T36">=</text:span><text:span text:style-name="T20"> </text:span><text:span text:style-name="T36">[</text:span><text:span text:style-name="T5">x</text:span><text:span text:style-name="T36">[:-</text:span><text:span text:style-name="T39">1</text:span><text:span text:style-name="T36">]</text:span><text:span text:style-name="T20"> </text:span><text:span text:style-name="T1">for</text:span><text:span text:style-name="T20"> </text:span><text:span text:style-name="T5">x </text:span><text:span text:style-name="T1">in</text:span><text:span text:style-name="T20"> </text:span><text:span text:style-name="T5">inter]</text:span></text:p>
                  <text:p text:style-name="Text_20_body"/>
                  <text:p text:style-name="P23"><text:span text:style-name="T5"><text:s text:c="8"/></text:span><text:span text:style-name="T1">print</text:span><text:span text:style-name="T36">(</text:span><text:span text:style-name="T38">"Elements file1: "</text:span><text:span text:style-name="T36">+</text:span><text:span text:style-name="T5">str</text:span><text:span text:style-name="T36">(</text:span><text:span text:style-name="T5">arq1</text:span><text:span text:style-name="T36">)+</text:span><text:span text:style-name="T38">"\n")</text:span></text:p>
                  <text:p text:style-name="P23"><text:span text:style-name="T5"><text:s text:c="8"/></text:span><text:span text:style-name="T1">print</text:span><text:span text:style-name="T36">(</text:span><text:span text:style-name="T38">"Elements file2: "</text:span><text:span text:style-name="T36">+</text:span><text:span text:style-name="T5">str</text:span><text:span text:style-name="T36">(</text:span><text:span text:style-name="T5">arq2</text:span><text:span text:style-name="T36">)+</text:span><text:span text:style-name="T38">"\n")</text:span></text:p>
                  <text:p text:style-name="P23"><text:span text:style-name="T5"><text:s text:c="8"/></text:span><text:span text:style-name="T1">print</text:span><text:span text:style-name="T36">(</text:span><text:span text:style-name="T38">"Infection: "</text:span><text:span text:style-name="T36">+</text:span><text:span text:style-name="T5">str</text:span><text:span text:style-name="T36">(</text:span><text:span text:style-name="T39">100</text:span><text:span text:style-name="T36">-(</text:span><text:span text:style-name="T5">len</text:span><text:span text:style-name="T36">(</text:span><text:span text:style-name="T5">list</text:span><text:span text:style-name="T36">)</text:span><text:span text:style-name="T20"> </text:span><text:span text:style-name="T36">/</text:span><text:span text:style-name="T20"> </text:span><text:span text:style-name="T5">len</text:span><text:span text:style-name="T36">(</text:span><text:span text:style-name="T5">arq2</text:span><text:span text:style-name="T36">))*</text:span><text:span text:style-name="T39">100</text:span><text:span text:style-name="T36">)</text:span><text:span text:style-name="T20"> </text:span><text:span text:style-name="T36">+</text:span><text:span text:style-name="T20"> </text:span><text:span text:style-name="T38">"%")</text:span></text:p>
                  <text:p text:style-name="Text_20_body"><text:span text:style-name="T41"><text:line-break/></text:span><text:span text:style-name="T5">_compare</text:span><text:span text:style-name="T36">(</text:span><text:span text:style-name="T5">healthy</text:span><text:span text:style-name="T36">=</text:span><text:span text:style-name="T38">"n_gram_cp.txt"</text:span><text:span text:style-name="T36">,</text:span><text:span text:style-name="T20"> </text:span><text:span text:style-name="T5">infected</text:span><text:span text:style-name="T36">=</text:span><text:span text:style-name="T38">"n_gram_mv.txt")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2"><text:span text:style-name="T3"/></text:p>
      <text:p text:style-name="P16"><text:span text:style-name="T30">Descrição: </text:span><text:span text:style-name="T26">este código </text:span><text:span text:style-name="T29">recebe o gram das aplicações cp e mv e faz a comparação para ver qual chamada de sistema não está presente no arquivo saudavel, essa chamada é tida como infectada, </text:span><text:span text:style-name="T32">retornando</text:span><text:span text:style-name="T29"> taxa de infecção presente no arquiv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3:37:38.914056632</meta:creation-date>
    <dc:date>2017-09-04T17:09:55.382929162</dc:date>
    <meta:editing-duration>PT5M51S</meta:editing-duration>
    <meta:editing-cycles>2</meta:editing-cycles>
    <meta:generator>LibreOffice/5.3.5.2$Linux_X86_64 LibreOffice_project/30m0$Build-2</meta:generator>
    <meta:document-statistic meta:table-count="18" meta:image-count="0" meta:object-count="0" meta:page-count="8" meta:paragraph-count="298" meta:word-count="1703" meta:character-count="13522" meta:non-whitespace-character-count="11897"/>
  </office:meta>
</office:document-meta>
</file>